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900000047CE790D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29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Circle" draw:marker-start-width="0.25cm" draw:marker-end="Arrow" draw:marker-end-width="0.25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25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83cm" svg:height="1.025cm" svg:x="2.125cm" svg:y="3.915cm">
          <draw:text-box>
            <text:p text:style-name="P1">a</text:p>
          </draw:text-box>
        </draw:frame>
        <draw:frame draw:style-name="gr1" draw:text-style-name="P2" draw:layer="layout" svg:width="0.83cm" svg:height="1.025cm" svg:x="2.1cm" svg:y="5.424cm">
          <draw:text-box>
            <text:p text:style-name="P1">b</text:p>
          </draw:text-box>
        </draw:frame>
        <draw:g>
          <draw:rect draw:style-name="gr2" draw:text-style-name="P3" draw:layer="layout" svg:width="2.514cm" svg:height="1.006cm" svg:x="3.032cm" svg:y="3.942cm">
            <text:p/>
          </draw:rect>
          <draw:rect draw:style-name="gr2" draw:text-style-name="P3" draw:layer="layout" svg:width="2.514cm" svg:height="1.006cm" svg:x="3.007cm" svg:y="5.451cm">
            <text:p/>
          </draw:rect>
          <draw:rect draw:style-name="gr2" draw:text-style-name="P3" draw:layer="layout" svg:width="2.514cm" svg:height="1.006cm" svg:x="3.008cm" svg:y="6.96cm">
            <text:p/>
          </draw:rect>
        </draw:g>
        <draw:frame draw:style-name="gr1" draw:text-style-name="P2" draw:layer="layout" svg:width="0.83cm" svg:height="1.025cm" svg:x="2.101cm" svg:y="6.933cm">
          <draw:text-box>
            <text:p text:style-name="P1">c</text:p>
          </draw:text-box>
        </draw:frame>
        <draw:rect draw:style-name="gr2" draw:text-style-name="P3" draw:layer="layout" svg:width="2.514cm" svg:height="1.006cm" svg:x="2.983cm" svg:y="8.469cm">
          <text:p/>
        </draw:rect>
        <draw:frame draw:style-name="gr1" draw:text-style-name="P2" draw:layer="layout" svg:width="0.83cm" svg:height="1.025cm" svg:x="2.076cm" svg:y="8.442cm">
          <draw:text-box>
            <text:p text:style-name="P1">d</text:p>
          </draw:text-box>
        </draw:frame>
        <draw:rect draw:style-name="gr3" draw:text-style-name="P3" draw:layer="layout" svg:width="2.514cm" svg:height="1.006cm" svg:x="7.517cm" svg:y="3.942cm">
          <text:p text:style-name="P4"><text:span text:style-name="T1">Hello</text:span></text:p>
        </draw:rect>
        <draw:rect draw:style-name="gr3" draw:text-style-name="P3" draw:layer="layout" svg:width="2.514cm" svg:height="1.006cm" svg:x="7.492cm" svg:y="5.451cm">
          <text:p text:style-name="P4"><text:span text:style-name="T1">Bonjour</text:span></text:p>
        </draw:rect>
        <draw:rect draw:style-name="gr3" draw:text-style-name="P3" draw:layer="layout" svg:width="2.514cm" svg:height="1.006cm" svg:x="7.493cm" svg:y="6.96cm">
          <text:p text:style-name="P4"><text:span text:style-name="T1">Hello</text:span></text:p>
        </draw:rect>
        <draw:line draw:style-name="gr4" draw:layer="layout" svg:x1="4.276cm" svg:y1="4.419cm" svg:x2="7.516cm" svg:y2="4.419cm">
          <text:p/>
        </draw:line>
        <draw:line draw:style-name="gr4" draw:layer="layout" svg:x1="4.204cm" svg:y1="5.955cm" svg:x2="7.444cm" svg:y2="5.955cm">
          <text:p/>
        </draw:line>
        <draw:line draw:style-name="gr4" draw:layer="layout" svg:x1="4.209cm" svg:y1="7.438cm" svg:x2="7.449cm" svg:y2="7.438cm">
          <text:p/>
        </draw:line>
        <draw:line draw:style-name="gr5" draw:layer="layout" svg:x1="10.03cm" svg:y1="4.445cm" svg:x2="11.507cm" svg:y2="4.445cm">
          <text:p/>
        </draw:line>
        <draw:line draw:style-name="gr6" draw:layer="layout" svg:x1="11.533cm" svg:y1="4.445cm" svg:x2="11.533cm" svg:y2="8.97cm">
          <text:p/>
        </draw:line>
        <draw:line draw:style-name="gr6" draw:layer="layout" svg:x1="4.25cm" svg:y1="8.943cm" svg:x2="11.533cm" svg:y2="8.943cm">
          <text:p/>
        </draw:line>
        <draw:ellipse draw:style-name="gr6" draw:layer="layout" svg:width="-0.207cm" svg:height="-0.236cm" svg:x="4.301cm" svg:y="9.04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5900000047CE790D02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4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3-10-19T10:17:51</meta:creation-date>
    <dc:date>2003-10-19T10:33:46</dc:date>
    <dc:language>fr-BE</dc:language>
    <meta:editing-cycles>2</meta:editing-cycles>
    <meta:editing-duration>PT15M55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